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>Case study 1<text:line-break/><text:span text:style-name="T1">by Rachel Somerset, Filip Dorm &amp; Franz Milt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Most relevant ethical challenges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reorganising publicly available data pose ethical challenges?</text:p>
              </text:list-item>
              <text:list-item>
                <text:p>Do you need consent of the subjects when using already publicly available data?</text:p>
              </text:list-item>
              <text:list-item>
                <text:p>What implications may republishing this data have for the subject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are potential harms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putation of the subjects</text:p>
                <text:list>
                  <text:list-item>
                    <text:p>employability </text:p>
                  </text:list-item>
                  <text:list-item>
                    <text:p>social relations</text:p>
                  </text:list-item>
                </text:list>
              </text:list-item>
              <text:list-item>
                <text:p>indentity fraud</text:p>
              </text:list-item>
              <text:list-item>
                <text:p>exposing security risks</text:p>
              </text:list-item>
              <text:list-item>
                <text:p>loss of trust in public researc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How should the harms be evaluated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issue the study is trying to sovle is not explicitly specified.</text:p>
              </text:list-item>
              <text:list-item>
                <text:p>No clear, direct benefit of the study.</text:p>
              </text:list-item>
              <text:list-item>
                <text:p>Harm to individuals is not justified <text:span text:style-name="T2">without</text:span> clear potential benefits.</text:p>
              </text:list-item>
              <text:list-item>
                <text:p>Harm to individuals may not be justified <text:span text:style-name="T3">even </text:span><text:span text:style-name="T3">with</text:span> clear potential benefi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o are the stake holders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niversity of Aarhus: Reputation and scientific credibility</text:p>
              </text:list-item>
              <text:list-item>
                <text:p>OkCupid (and online platforms): Trust of users</text:p>
              </text:list-item>
              <text:list-item>
                <text:p>Researchers: </text:p>
                <text:list>
                  <text:list-item>
                    <text:p>Scientific credibility (potentially sacrificed by doing the study)</text:p>
                  </text:list-item>
                  <text:list-item>
                    <text:p>Research output (sacrificed by not doing the study)</text:p>
                  </text:list-item>
                </text:list>
              </text:list-item>
              <text:list-item>
                <text:p>Individuals: anonymit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fense of lead investigator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Reorganising data is not the same as publishing it.</text:p>
              </text:list-item>
              <text:list-item>
                <text:p text:style-name="P3">Invalid, because the data was not available for their purpose.</text:p>
              </text:list-item>
              <text:list-item>
                <text:p text:style-name="P3">Invalid, because making it more available is as impactful as publishing it in the first pla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hat could have been done differently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mmunication with OkCupid</text:p>
              </text:list-item>
              <text:list-item>
                <text:p>Anonymisation of the data (remove usernames and other irrelevant data)</text:p>
              </text:list-item>
              <text:list-item>
                <text:p>Just publish the findings and not the data s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5T09:39:45.902654904</meta:creation-date>
    <dc:date>2020-10-05T21:36:12.777605870</dc:date>
    <meta:editing-duration>PT9H54M44S</meta:editing-duration>
    <meta:editing-cycles>4</meta:editing-cycles>
    <meta:generator>LibreOffice/7.0.1.2$Linux_X86_64 LibreOffice_project/00$Build-2</meta:generator>
    <meta:document-statistic meta:object-count="48"/>
  </office:meta>
</office:document-meta>
</file>